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8.55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13.58mm"/>
    </style:style>
    <style:style style:name="co7" style:family="table-column">
      <style:table-column-properties fo:break-before="auto" style:column-width="11.84mm"/>
    </style:style>
    <style:style style:name="co8" style:family="table-column">
      <style:table-column-properties fo:break-before="auto" style:column-width="17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9cfb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2cbf8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5e5e5"/>
    </style:style>
  </office:automatic-styles>
  <office:body>
    <office:spreadsheet>
      <table:table table:name="Batch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ONE – XMAS DELIVERY</text:p>
          </table:table-cell>
          <table:table-cell table:number-columns-repeated="5"/>
        </table:table-row>
      </table:table>
      <table:table table:name="Batch2" table:style-name="ta1" table:print="false"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ape</text:p>
          </table:table-cell>
          <table:table-cell table:style-name="ce4" office:value-type="string" calcext:value-type="string">
            <text:p>clr</text:p>
          </table:table-cell>
          <table:table-cell table:style-name="ce4" office:value-type="string" calcext:value-type="string">
            <text:p>req</text:p>
          </table:table-cell>
          <table:table-cell table:style-name="ce4" office:value-type="string" calcext:value-type="string">
            <text:p>roughcut</text:p>
          </table:table-cell>
          <table:table-cell table:style-name="ce4" office:value-type="string" calcext:value-type="string">
            <text:p>router</text:p>
          </table:table-cell>
          <table:table-cell table:style-name="ce4" office:value-type="string" calcext:value-type="string">
            <text:p>bevel</text:p>
          </table:table-cell>
          <table:table-cell table:style-name="ce4" office:value-type="string" calcext:value-type="string">
            <text:p>csink</text:p>
          </table:table-cell>
          <table:table-cell table:style-name="ce4" office:value-type="string" calcext:value-type="string">
            <text:p>bigholes</text:p>
          </table:table-cell>
          <table:table-cell table:style-name="ce4" office:value-type="string" calcext:value-type="string">
            <text:p>laseretch</text:p>
          </table:table-cell>
          <table:table-cell table:style-name="ce4" office:value-type="string" calcext:value-type="string">
            <text:p>finishing</text:p>
          </table:table-cell>
          <table:table-cell table:style-name="ce4"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1" office:value-type="string" calcext:value-type="string">
            <text:p>blk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office:value-type="string" calcext:value-type="string">
            <text:p>gr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office:value-type="string" calcext:value-type="string">
            <text:p>wh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1" office:value-type="string" calcext:value-type="string">
            <text:p>bl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office:value-type="string" calcext:value-type="string">
            <text:p>gr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office:value-type="string" calcext:value-type="string">
            <text:p>wh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1" office:value-type="string" calcext:value-type="string">
            <text:p>bl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office:value-type="string" calcext:value-type="string">
            <text:p>gr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office:value-type="string" calcext:value-type="string">
            <text:p>wh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1" office:value-type="string" calcext:value-type="string">
            <text:p>blk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office:value-type="string" calcext:value-type="string">
            <text:p>grn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office:value-type="string" calcext:value-type="string">
            <text:p>wht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1" office:value-type="string" calcext:value-type="string">
            <text:p>blk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office:value-type="string" calcext:value-type="string">
            <text:p>gr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office:value-type="string" calcext:value-type="string">
            <text:p>wht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3:44:58.3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11S</meta:editing-duration>
    <meta:editing-cycles>4</meta:editing-cycles>
    <meta:generator>LibreOffice/5.2.2.2$Windows_x86 LibreOffice_project/8f96e87c890bf8fa77463cd4b640a2312823f3ad</meta:generator>
    <dc:date>2017-02-08T13:55:47.220000000</dc:date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